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423cm" fo:margin-bottom="0cm" fo:line-height="17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2c2d30" style:text-line-through-style="none" style:font-name="Arial1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3">
      <style:paragraph-properties fo:margin-top="0.423cm" fo:margin-bottom="0cm" fo:line-height="179%" fo:text-align="justify" style:justify-single-word="false" fo:background-color="transparent" style:writing-mode="lr-tb">
        <style:background-image/>
      </style:paragraph-properties>
    </style:style>
    <style:style style:name="P3" style:family="paragraph" style:parent-style-name="Text_20_body" style:list-style-name="L4">
      <style:paragraph-properties fo:margin-top="0.423cm" fo:margin-bottom="0cm" fo:line-height="179%" fo:text-align="justify" style:justify-single-word="false" fo:background-color="transparent" style:writing-mode="lr-tb">
        <style:background-image/>
      </style:paragraph-properties>
    </style:style>
    <style:style style:name="P4" style:family="paragraph" style:parent-style-name="Text_20_body" style:list-style-name="L1">
      <style:paragraph-properties fo:margin-top="0cm" fo:margin-bottom="0cm" fo:line-height="17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2c2d30" style:text-line-through-style="none" style:font-name="Arial1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fo:line-height="179%" fo:text-align="justify" style:justify-single-word="false" fo:background-color="transparent" style:writing-mode="lr-tb">
        <style:background-image/>
      </style:paragraph-properties>
    </style:style>
    <style:style style:name="P6" style:family="paragraph" style:parent-style-name="Text_20_body" style:list-style-name="L3">
      <style:paragraph-properties fo:margin-top="0cm" fo:margin-bottom="0cm" fo:line-height="179%" fo:text-align="justify" style:justify-single-word="false" fo:background-color="transparent" style:writing-mode="lr-tb">
        <style:background-image/>
      </style:paragraph-properties>
    </style:style>
    <style:style style:name="P7" style:family="paragraph" style:parent-style-name="Text_20_body" style:list-style-name="L4">
      <style:paragraph-properties fo:margin-top="0cm" fo:margin-bottom="0cm" fo:line-height="179%" fo:text-align="justify" style:justify-single-word="false" fo:background-color="transparent" style:writing-mode="lr-tb">
        <style:background-image/>
      </style:paragraph-properties>
    </style:style>
    <style:style style:name="P8" style:family="paragraph" style:parent-style-name="Text_20_body" style:list-style-name="L3">
      <style:paragraph-properties fo:margin-top="0cm" fo:margin-bottom="0.423cm" fo:line-height="179%" fo:text-align="justify" style:justify-single-word="false" fo:background-color="transparent" style:writing-mode="lr-tb">
        <style:background-image/>
      </style:paragraph-properties>
    </style:style>
    <style:style style:name="P9" style:family="paragraph" style:parent-style-name="Text_20_body" style:list-style-name="L4">
      <style:paragraph-properties fo:margin-top="0cm" fo:margin-bottom="0.423cm" fo:line-height="179%" fo:text-align="justify" style:justify-single-word="false" fo:background-color="transparent" style:writing-mode="lr-tb">
        <style:background-image/>
      </style:paragraph-properties>
    </style:style>
    <style:style style:name="P10" style:family="paragraph" style:parent-style-name="Text_20_body" style:list-style-name="L2">
      <style:paragraph-properties fo:margin-left="2.54cm" fo:margin-right="0cm" fo:margin-top="0cm" fo:margin-bottom="0cm" fo:line-height="179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2c2d30" style:text-line-through-style="none" style:font-name="Arial1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fo:margin-left="2.54cm" fo:margin-right="0cm" fo:margin-top="0cm" fo:margin-bottom="0.423cm" fo:line-height="179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2c2d30" style:text-line-through-style="none" style:font-name="Arial1" fo:font-size="10pt" fo:font-style="normal" style:text-underline-style="none" fo:font-weight="normal" style:text-blinking="false" fo:background-color="transparent"/>
    </style:style>
    <style:style style:name="P12" style:family="paragraph" style:parent-style-name="Heading_20_1">
      <style:text-properties fo:font-variant="normal" fo:text-transform="none" fo:color="#000000" style:text-line-through-style="none" style:font-name="Arial1" fo:font-size="24pt" fo:font-style="normal" style:text-underline-style="none" fo:font-weight="bold" style:text-blinking="false" fo:background-color="transparent"/>
    </style:style>
    <style:style style:name="P13" style:family="paragraph" style:parent-style-name="Heading_20_1">
      <style:paragraph-properties fo:margin-top="0.353cm" fo:margin-bottom="0.212cm" fo:line-height="120%" style:writing-mode="lr-tb"/>
      <style:text-properties fo:font-variant="normal" fo:text-transform="none" fo:color="#000000" style:text-line-through-style="none" style:font-name="Arial1" fo:font-size="24pt" fo:font-style="normal" style:text-underline-style="none" fo:font-weight="bold" style:text-blinking="false" fo:background-color="transparent"/>
    </style:style>
    <style:style style:name="P14" style:family="paragraph" style:parent-style-name="Heading_20_1">
      <style:paragraph-properties fo:margin-left="2.54cm" fo:margin-right="0cm" fo:margin-top="0.353cm" fo:margin-bottom="0.212cm" fo:line-height="120%" fo:text-indent="0cm" style:auto-text-indent="false" style:writing-mode="lr-tb"/>
      <style:text-properties fo:font-variant="normal" fo:text-transform="none" fo:color="#000000" style:text-line-through-style="none" style:font-name="Arial1" fo:font-size="24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2c2d30" style:text-line-through-style="none" style:font-name="Arial1" fo:font-size="10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0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 text:name="docs-internal-guid-8f7939df-7fff-2160-c333-1e4f5b178560"/>Практическое задание</text:h>
      <text:list xml:id="list8666976389669634677" text:style-name="L1">
        <text:list-item>
          <text:p text:style-name="P1">Реализуйте таймер. Включите в него общую кодовую базу с калькулятором дат, реализованным в этом уроке. Вложите его в тот же index.html, что и калькулятор дат, реализовав код переключения между разделами страницы.</text:p>
          <text:list>
            <text:list-item>
              <text:p text:style-name="P4">Вынесите код переключения между разделами (таймер/калькулятор дат) в отдельный модуль.</text:p>
            </text:list-item>
            <text:list-item>
              <text:p text:style-name="P4">Вынесите общие функции обоих разделов в отдельный модуль.</text:p>
            </text:list-item>
            <text:list-item>
              <text:p text:style-name="P4">Включите в таймер поле для установки времени и кнопки «Старт», «Стоп».</text:p>
            </text:list-item>
            <text:list-item>
              <text:p text:style-name="P4">Для обновления времени на странице используйте setInterval().</text:p>
            </text:list-item>
            <text:list-item>
              <text:p text:style-name="P5"><text:span text:style-name="T1">Добавьте звуковое сопровождение, когда время заканчивается. Для работы со звуком воспользуйтесь сторонней библиотекой, например,</text:span><text:a xlink:type="simple" xlink:href="https://github.com/goldfire/howler.js" text:style-name="Internet_20_link" text:visited-style-name="Visited_20_Internet_20_Link"> </text:a><text:a xlink:type="simple" xlink:href="https://github.com/goldfire/howler.js" text:style-name="Internet_20_link" text:visited-style-name="Visited_20_Internet_20_Link"><text:span text:style-name="T2">Howler.js</text:span></text:a><text:span text:style-name="T1">.</text:span></text:p>
            </text:list-item>
            <text:list-item>
              <text:p text:style-name="P4">Не используйте другие сторонние библиотеки.</text:p>
            </text:list-item>
          </text:list>
        </text:list-item>
        <text:list-item>
          <text:p text:style-name="P4">В качестве эксперимента доработайте нашу функцию loadScript</text:p>
          <text:list>
            <text:list-item>
              <text:p text:style-name="P4">Её аргументы:</text:p>
              <text:list>
                <text:list-item>
                  <text:p text:style-name="P4">Первый аргумент: коллбек или строка с url до файла или массив с url до файлов зависимостей;</text:p>
                </text:list-item>
                <text:list-item>
                  <text:p text:style-name="P4">Второй аргумент: необязательный коллбек (только если первый аргумент строка или массив)</text:p>
                </text:list-item>
              </text:list>
            </text:list-item>
            <text:list-item>
              <text:p text:style-name="P4">Её задачи:</text:p>
            </text:list-item>
          </text:list>
        </text:list-item>
      </text:list>
      <text:list xml:id="list8772312156508712551" text:style-name="L2">
        <text:list-item>
          <text:p text:style-name="P10">обнаруживать повторно запрашиваемые зависимости и не загружать их: ситуация, когда модуль А зависит от В, и С зависит от В.</text:p>
        </text:list-item>
        <text:list-item>
          <text:p text:style-name="P11">Подумайте, как реализовать вызов callback модуля А после того, как разрешатся все зависимости модуля В, и отработает его callback. Попробуйте реализовать логику работы функции define из системы модулей AMD (RequireJS).</text:p>
        </text:list-item>
      </text:list>
      <text:h text:style-name="P14" text:outline-level="1">Используемые источники</text:h>
      <text:list xml:id="list3815119897185298359" text:style-name="L3">
        <text:list-item>
          <text:p text:style-name="P2"><text:span text:style-name="T1">Статья «</text:span><text:a xlink:type="simple" xlink:href="https://developer.mozilla.org/ru/docs/Web/HTML/Element/script" text:style-name="Internet_20_link" text:visited-style-name="Visited_20_Internet_20_Link"><text:span text:style-name="T2">MDN: script defer</text:span></text:a><text:span text:style-name="T1">.»</text:span></text:p>
        </text:list-item>
        <text:list-item>
          <text:p text:style-name="P6"><text:span text:style-name="T1">Статья «</text:span><text:a xlink:type="simple" xlink:href="https://developer.mozilla.org/ru/docs/Web/JavaScript/Guide/Modules" text:style-name="Internet_20_link" text:visited-style-name="Visited_20_Internet_20_Link"><text:span text:style-name="T2">MDN: Модули JavaScript</text:span></text:a><text:span text:style-name="T1">.»</text:span></text:p>
        </text:list-item>
        <text:list-item>
          <text:p text:style-name="P6"><text:span text:style-name="T1">Статья «</text:span><text:a xlink:type="simple" xlink:href="http://www.commonjs.org/specs/modules/1.0/" text:style-name="Internet_20_link" text:visited-style-name="Visited_20_Internet_20_Link"><text:span text:style-name="T2">CommonJS Modules</text:span></text:a><text:span text:style-name="T1">.»</text:span></text:p>
        </text:list-item>
        <text:list-item>
          <text:p text:style-name="P6"><text:span text:style-name="T1">Статья «</text:span><text:a xlink:type="simple" xlink:href="https://requirejs.org/docs/api.html" text:style-name="Internet_20_link" text:visited-style-name="Visited_20_Internet_20_Link"><text:span text:style-name="T2">Requirejs documentation</text:span></text:a><text:span text:style-name="T1">.»</text:span></text:p>
        </text:list-item>
        <text:list-item>
          <text:p text:style-name="P6"><text:soft-page-break/><text:span text:style-name="T1">Статья «</text:span><text:a xlink:type="simple" xlink:href="https://github.com/umdjs/umd" text:style-name="Internet_20_link" text:visited-style-name="Visited_20_Internet_20_Link"><text:span text:style-name="T2">UMD (Universal Module Definition)</text:span></text:a><text:span text:style-name="T1">.»</text:span></text:p>
        </text:list-item>
        <text:list-item>
          <text:p text:style-name="P8"><text:span text:style-name="T1">Статья «</text:span><text:a xlink:type="simple" xlink:href="https://ru.wikipedia.org/wiki/Асинхронное_определение_модуля" text:style-name="Internet_20_link" text:visited-style-name="Visited_20_Internet_20_Link"><text:span text:style-name="T2">Википедия: Асинхронное определение модуля</text:span></text:a><text:span text:style-name="T1">.»</text:span></text:p>
        </text:list-item>
      </text:list>
      <text:h text:style-name="P13" text:outline-level="1">Дополнительные материалы</text:h>
      <text:list xml:id="list4472592066475724070" text:style-name="L4">
        <text:list-item>
          <text:p text:style-name="P3"><text:span text:style-name="T1">Статья «</text:span><text:a xlink:type="simple" xlink:href="https://learn.javascript.ru/modules" text:style-name="Internet_20_link" text:visited-style-name="Visited_20_Internet_20_Link"><text:span text:style-name="T2">Learn JavaScript, Модули</text:span></text:a><text:span text:style-name="T1">.»</text:span></text:p>
        </text:list-item>
        <text:list-item>
          <text:p text:style-name="P7"><text:span text:style-name="T1">Статья «</text:span><text:a xlink:type="simple" xlink:href="https://habr.com/ru/company/yandex/blog/192874/" text:style-name="Internet_20_link" text:visited-style-name="Visited_20_Internet_20_Link"><text:span text:style-name="T2">Habr: Эволюция модульного JavaScript</text:span></text:a><text:span text:style-name="T1">.»</text:span></text:p>
        </text:list-item>
        <text:list-item>
          <text:p text:style-name="P7"><text:span text:style-name="T1">Статья «</text:span><text:a xlink:type="simple" xlink:href="https://habr.com/ru/post/181536/" text:style-name="Internet_20_link" text:visited-style-name="Visited_20_Internet_20_Link"><text:span text:style-name="T2">Habr: Путь JavaScript модуля</text:span></text:a><text:span text:style-name="T1">.»</text:span></text:p>
        </text:list-item>
        <text:list-item>
          <text:p text:style-name="P7"><text:span text:style-name="T1">Статья «</text:span><text:a xlink:type="simple" xlink:href="https://habr.com/ru/post/267639/" text:style-name="Internet_20_link" text:visited-style-name="Visited_20_Internet_20_Link"><text:span text:style-name="T2">Habr: Тонкости модульной системы ECMAScript 2015 (ES6)</text:span></text:a><text:span text:style-name="T1">.»</text:span></text:p>
        </text:list-item>
        <text:list-item>
          <text:p text:style-name="P9"><text:a xlink:type="simple" xlink:href="https://habr.com/ru/post/209424/" text:style-name="Internet_20_link" text:visited-style-name="Visited_20_Internet_20_Link">Перевод книги Эдди Османи «Паттерны для масштабируемых JavaScript-приложений»</text:a><text:span text:style-name="T2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 О</meta:initial-creator>
    <meta:creation-date>2021-04-23T07:08:37.98</meta:creation-date>
    <meta:document-statistic meta:table-count="0" meta:image-count="0" meta:object-count="0" meta:page-count="2" meta:paragraph-count="28" meta:word-count="260" meta:character-count="1855"/>
    <dc:date>2021-04-23T07:10:49.66</dc:date>
    <dc:creator>А О</dc:creator>
    <meta:editing-duration>PT2M43S</meta:editing-duration>
    <meta:editing-cycles>1</meta:editing-cycles>
    <meta:generator>OpenOffice/4.1.3$Win32 OpenOffice.org_project/413m1$Build-9783</meta:generator>
  </office:meta>
</office:document-meta>
</file>